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7.94mm"/>
    </style:style>
    <style:style style:name="co2" style:family="table-column">
      <style:table-column-properties fo:break-before="auto" style:column-width="13.69mm"/>
    </style:style>
    <style:style style:name="co3" style:family="table-column">
      <style:table-column-properties fo:break-before="auto" style:column-width="9.61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resultados" table:style-name="ta1">
        <table:shapes>
          <draw:frame draw:z-index="0" draw:style-name="gr1" draw:text-style-name="P1" svg:width="159.74mm" svg:height="89.74mm" svg:x="101.57mm" svg:y="112.05mm">
            <loext:p draw:notify-on-update-of-ranges="resultados.F8:resultados.F8 resultados.F9:resultados.F17 resultados.G8:resultados.G8 resultados.G9:resultados.G1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ze training set: 47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ze test set: 5689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sults for patch size 3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distribution:</text:p>
          </table:table-cell>
          <table:table-cell table:number-columns-repeated="4"/>
          <table:table-cell office:value-type="string" calcext:value-type="string">
            <text:p>Patch</text:p>
          </table:table-cell>
          <table:table-cell office:value-type="string" calcext:value-type="string">
            <text:p>Test acc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Test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8.67" calcext:value-type="float">
            <text:p>68,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75" calcext:value-type="float">
            <text:p>675</text:p>
          </table:table-cell>
          <table:table-cell office:value-type="float" office:value="762" calcext:value-type="float">
            <text:p>76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9.02" calcext:value-type="float">
            <text:p>69,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4" calcext:value-type="float">
            <text:p>404</text:p>
          </table:table-cell>
          <table:table-cell office:value-type="float" office:value="435" calcext:value-type="float">
            <text:p>43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66.23" calcext:value-type="float">
            <text:p>66,2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74" calcext:value-type="float">
            <text:p>274</text:p>
          </table:table-cell>
          <table:table-cell office:value-type="float" office:value="232" calcext:value-type="float">
            <text:p>23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4.05" calcext:value-type="float">
            <text:p>54,0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54" calcext:value-type="float">
            <text:p>354</text:p>
          </table:table-cell>
          <table:table-cell office:value-type="float" office:value="394" calcext:value-type="float">
            <text:p>394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56.02" calcext:value-type="float">
            <text:p>56,0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0" calcext:value-type="float">
            <text:p>250</text:p>
          </table:table-cell>
          <table:table-cell office:value-type="float" office:value="235" calcext:value-type="float">
            <text:p>235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44.28" calcext:value-type="float">
            <text:p>44,2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3" calcext:value-type="float">
            <text:p>503</text:p>
          </table:table-cell>
          <table:table-cell office:value-type="float" office:value="470" calcext:value-type="float">
            <text:p>47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46.03" calcext:value-type="float">
            <text:p>46,0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65" calcext:value-type="float">
            <text:p>1065</text:p>
          </table:table-cell>
          <table:table-cell office:value-type="float" office:value="1424" calcext:value-type="float">
            <text:p>1424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44.73" calcext:value-type="float">
            <text:p>44,7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82" calcext:value-type="float">
            <text:p>282</text:p>
          </table:table-cell>
          <table:table-cell office:value-type="float" office:value="328" calcext:value-type="float">
            <text:p>328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50.6" calcext:value-type="float">
            <text:p>50,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45" calcext:value-type="float">
            <text:p>545</text:p>
          </table:table-cell>
          <table:table-cell office:value-type="float" office:value="728" calcext:value-type="float">
            <text:p>728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9" calcext:value-type="float">
            <text:p>99</text:p>
          </table:table-cell>
          <table:table-cell office:value-type="float" office:value="146" calcext:value-type="float">
            <text:p>146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132" calcext:value-type="float">
            <text:p>132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291" calcext:value-type="float">
            <text:p>291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7">00/00/0000</text:date>, <text:time style:data-style-name="N2" text:time-value="12:28:20.75839820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6.1$Linux_X86_64 LibreOffice_project/30$Build-1</meta:generator>
    <dc:date>2018-09-17T12:29:48.468851626</dc:date>
    <meta:editing-duration>PT1H4M45S</meta:editing-duration>
    <meta:editing-cycles>4</meta:editing-cycles>
    <meta:document-statistic meta:table-count="1" meta:cell-count="7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75cm" svg:height="8.975cm" xlink:href=".." xlink:type="simple" chart:class="chart:bar" chart:style-name="ch1">
        <chart:legend chart:legend-position="end" svg:x="13.897cm" svg:y="4.214cm" style:legend-expansion="high" chart:style-name="ch2"/>
        <chart:plot-area chart:style-name="ch3" table:cell-range-address="resultados.F8:resultados.G17" chart:data-source-has-labels="both" svg:x="0.319cm" svg:y="0.179cm" svg:width="13.259cm" svg:height="8.617cm">
          <chartooo:coordinate-region svg:x="1.126cm" svg:y="0.352cm" svg:width="12.452cm" svg:height="7.85cm"/>
          <chart:axis chart:dimension="x" chart:name="primary-x" chart:style-name="ch4" chartooo:axis-type="auto">
            <chartooo:date-scale/>
            <chart:categories table:cell-range-address="resultados.F9:resultados.F1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ados.G9:resultados.G17" chart:label-cell-address="resultados.G8:resultados.G8" chart:class="chart:bar"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st acc</text:p>
                <draw:g>
                  <svg:desc>resultados.G8:resultados.G8</svg:desc>
                </draw:g>
              </table:table-cell>
            </table:table-row>
          </table:table-header-rows>
          <table:table-rows>
            <table:table-row>
              <table:table-cell office:value-type="float" office:value="3">
                <text:p>3</text:p>
                <draw:g>
                  <svg:desc>resultados.F9:resultados.F17</svg:desc>
                </draw:g>
              </table:table-cell>
              <table:table-cell office:value-type="float" office:value="68.67">
                <text:p>68.67</text:p>
                <draw:g>
                  <svg:desc>resultados.G9:resultados.G17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69.02">
                <text:p>69.0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66.23">
                <text:p>66.2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54.05">
                <text:p>54.0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56.02">
                <text:p>56.0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44.28">
                <text:p>44.28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6.03">
                <text:p>46.03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44.73">
                <text:p>44.73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50.6">
                <text:p>50.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